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f7b7"/>
    </style:style>
    <style:style style:name="P2" style:family="paragraph" style:parent-style-name="Standard">
      <style:text-properties fo:font-size="20pt" officeooo:rsid="000df7b7" officeooo:paragraph-rsid="000df7b7" style:font-size-asian="20pt" style:font-size-complex="20pt"/>
    </style:style>
    <style:style style:name="P3" style:family="paragraph" style:parent-style-name="Standard">
      <style:text-properties fo:font-size="14pt" officeooo:rsid="000f9e9f" officeooo:paragraph-rsid="000f9e9f" style:font-size-asian="12.25pt" style:font-size-complex="14pt"/>
    </style:style>
    <style:style style:name="P4" style:family="paragraph" style:parent-style-name="Standard">
      <style:text-properties fo:font-size="14pt" officeooo:rsid="001334fc" officeooo:paragraph-rsid="001334fc" style:font-size-asian="12.25pt" style:font-size-complex="14pt"/>
    </style:style>
    <style:style style:name="P5" style:family="paragraph" style:parent-style-name="Standard">
      <style:text-properties fo:font-size="14pt" officeooo:rsid="0010859b" officeooo:paragraph-rsid="0010859b" style:font-size-asian="14pt" style:font-size-complex="14pt"/>
    </style:style>
    <style:style style:name="P6" style:family="paragraph" style:parent-style-name="Standard">
      <style:text-properties fo:font-size="14pt" officeooo:rsid="0010898e" officeooo:paragraph-rsid="0010898e" style:font-size-asian="14pt" style:font-size-complex="14pt"/>
    </style:style>
    <style:style style:name="P7" style:family="paragraph" style:parent-style-name="Standard">
      <style:text-properties officeooo:paragraph-rsid="0010859b"/>
    </style:style>
    <style:style style:name="P8" style:family="paragraph" style:parent-style-name="Standard">
      <style:text-properties officeooo:paragraph-rsid="001334fc"/>
    </style:style>
    <style:style style:name="P9" style:family="paragraph" style:parent-style-name="Standard">
      <style:text-properties fo:font-size="14pt" officeooo:rsid="0010898e" officeooo:paragraph-rsid="0010898e" style:font-size-asian="14pt" style:font-size-complex="14pt"/>
    </style:style>
    <style:style style:name="P10" style:family="paragraph" style:parent-style-name="Standard">
      <style:text-properties fo:font-size="14pt" officeooo:paragraph-rsid="0015c94f" style:font-size-asian="12.25pt" style:font-size-complex="14pt"/>
    </style:style>
    <style:style style:name="P11" style:family="paragraph" style:parent-style-name="Standard">
      <style:text-properties officeooo:paragraph-rsid="0015c94f"/>
    </style:style>
    <style:style style:name="T1" style:family="text">
      <style:text-properties fo:font-size="20pt" officeooo:rsid="000df7b7" style:font-size-asian="20pt" style:font-size-complex="20pt"/>
    </style:style>
    <style:style style:name="T2" style:family="text">
      <style:text-properties fo:font-size="20pt" officeooo:rsid="0010859b" style:font-size-asian="20pt" style:font-size-complex="20pt"/>
    </style:style>
    <style:style style:name="T3" style:family="text">
      <style:text-properties fo:font-size="20pt" officeooo:rsid="001334fc" style:font-size-asian="20pt" style:font-size-complex="20pt"/>
    </style:style>
    <style:style style:name="T4" style:family="text">
      <style:text-properties fo:font-size="20pt" officeooo:rsid="0015c94f" style:font-size-asian="20pt" style:font-size-complex="20pt"/>
    </style:style>
    <style:style style:name="T5" style:family="text">
      <style:text-properties officeooo:rsid="0010859b"/>
    </style:style>
    <style:style style:name="T6" style:family="text">
      <style:text-properties fo:font-size="14pt" officeooo:rsid="000f9e9f" style:font-size-asian="12.25pt" style:font-size-complex="14pt"/>
    </style:style>
    <style:style style:name="T7" style:family="text">
      <style:text-properties officeooo:rsid="000f9e9f" style:font-size-asian="12.25pt"/>
    </style:style>
    <style:style style:name="T8" style:family="text">
      <style:text-properties officeooo:rsid="0015c94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span text:style-name="T1">Grafos:</text:span></text:p>
      <text:p text:style-name="P2"/>
      <text:p text:style-name="P3">BFS apps:</text:p>
      <text:p text:style-name="P3"><text:tab/>Achar todos V conectados a um node.</text:p>
      <text:p text:style-name="P3"><text:tab/>Menor caminho</text:p>
      <text:p text:style-name="P3"><text:tab/>Num min <text:s/>de intermediarios</text:p>
      <text:p text:style-name="P3"><text:tab/></text:p>
      <text:p text:style-name="P3">DFS apps:</text:p>
      <text:p text:style-name="P3"><text:tab/>saida labirinto</text:p>
      <text:p text:style-name="P3"><text:tab/>verf se G(V, A) é conexo (roteadores…)</text:p>
      <text:p text:style-name="P3"><text:tab/>preenchimento (balde do paint)</text:p>
      <text:p text:style-name="P3"/>
      <text:p text:style-name="P3">Dijkstra:</text:p>
      <text:p text:style-name="P3"><text:tab/>menor caminho de U até todos os V de G(V, A)</text:p>
      <text:p text:style-name="P3"><text:tab/><text:span text:style-name="T5">grau separacao rede social</text:span></text:p>
      <text:p text:style-name="P3"><text:tab/><text:span text:style-name="T5">calcular trajeto mapa rodoviario, robos exploradores, alg roteamento??</text:span></text:p>
      <text:p text:style-name="P3"/>
      <text:p text:style-name="P3"/>
      <text:p text:style-name="P3"/>
      <text:p text:style-name="P8"><text:span text:style-name="T6"><text:tab/><text:tab/><text:tab/></text:span><text:span text:style-name="T3">Arv Ger Min</text:span><text:span text:style-name="T1">:</text:span></text:p>
      <text:p text:style-name="P4">Subgrafo com conjunto de V e E que conecta todos os V do grafo na forma de uma arvore.</text:p>
      <text:p text:style-name="P4">Menor estrutura q conecta todos V</text:p>
      <text:p text:style-name="P4"/>
      <text:p text:style-name="P4">E = |V| - 1</text:p>
      <text:p text:style-name="P3"/>
      <text:p text:style-name="P4">Apps:</text:p>
      <text:p text:style-name="P4">- Conectar computadores (redes, telefone...) usando a menor qntd de cabo possível.</text:p>
      <text:p text:style-name="P4"/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<text:span text:style-name="T6"><text:tab/><text:tab/><text:tab/></text:span><text:span text:style-name="T2">Arvores</text:span><text:span text:style-name="T1">:</text:span></text:p>
      <text:p text:style-name="P5">Grafo não direcionado, conexo e aciclico.</text:p>
      <text:p text:style-name="P5">Repres hieraquica, pastas do computador.</text:p>
      <text:p text:style-name="P5">FOLHA = Node q n tem filhos (ultimo)</text:p>
      <text:p text:style-name="P5">NODE INTERNO = tem filho</text:p>
      <text:p text:style-name="P5"/>
      <text:p text:style-name="P6">Nível de U == dist de U até raiz 0.</text:p>
      <text:p text:style-name="P6">Altura de Arv == maiior caminho de raiz 0 até folha.</text:p>
      <text:p text:style-name="P6"/>
      <text:p text:style-name="P11"><text:span text:style-name="T6"><text:tab/><text:tab/><text:tab/></text:span><text:span text:style-name="T4">ABB</text:span><text:span text:style-name="T1">:</text:span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5T21:15:40.089246072</meta:creation-date>
    <dc:date>2021-06-07T23:37:08.264719508</dc:date>
    <meta:editing-duration>PT4H24M22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2" meta:paragraph-count="28" meta:word-count="148" meta:character-count="822" meta:non-whitespace-character-count="678"/>
  </office:meta>
</office:document-meta>
</file>